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43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429cm" svg:x="14.162cm" svg:y="11.06cm">
          <text:p text:style-name="P1">WR703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08cm" svg:height="3.302cm" svg:x="1.889cm" svg:y="11.033cm">
          <text:p text:style-name="P1">Arduino Uno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969cm" svg:y1="12.684cm" svg:x2="8.847cm" svg:y2="12.684cm">
          <text:p/>
        </draw:line>
        <draw:frame draw:style-name="gr4" draw:layer="layout" svg:width="2.032cm" svg:height="1.393cm" svg:x="7.152cm" svg:y="11.743cm">
          <draw:text-box>
            <text:p>USB</text:p>
          </draw:text-box>
        </draw:frame>
        <draw:custom-shape draw:style-name="gr1" draw:text-style-name="P1" draw:layer="layout" svg:width="3.021cm" svg:height="2.132cm" svg:x="8.984cm" svg:y="11.598cm">
          <text:p text:style-name="P1">USB Hub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2.13cm" svg:y1="12.713cm" svg:x2="14.008cm" svg:y2="12.713cm">
          <text:p/>
        </draw:line>
        <draw:frame draw:style-name="gr4" draw:layer="layout" svg:width="2.032cm" svg:height="1.393cm" svg:x="12.313cm" svg:y="11.772cm">
          <draw:text-box>
            <text:p>USB</text:p>
          </draw:text-box>
        </draw:frame>
        <draw:line draw:style-name="gr3" draw:text-style-name="P1" draw:layer="layout" svg:x1="10.563cm" svg:y1="13.827cm" svg:x2="10.563cm" svg:y2="15.605cm">
          <text:p/>
        </draw:line>
        <draw:frame draw:style-name="gr4" draw:layer="layout" svg:width="2.032cm" svg:height="1.393cm" svg:x="10.652cm" svg:y="14.312cm">
          <draw:text-box>
            <text:p>USB</text:p>
          </draw:text-box>
        </draw:frame>
        <draw:custom-shape draw:style-name="gr1" draw:text-style-name="P1" draw:layer="layout" svg:width="3.175cm" svg:height="3.175cm" svg:x="9.001cm" svg:y="15.732cm">
          <text:p text:style-name="P1">Camera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6.621cm" svg:y1="11.033cm" svg:x2="16.621cm" svg:y2="9.509cm">
          <text:p/>
        </draw:line>
        <draw:line draw:style-name="gr5" draw:text-style-name="P1" draw:layer="layout" svg:x1="15.859cm" svg:y1="9.509cm" svg:x2="17.51cm" svg:y2="9.509cm">
          <text:p/>
        </draw:line>
        <draw:line draw:style-name="gr5" draw:text-style-name="P1" draw:layer="layout" svg:x1="16.113cm" svg:y1="9.89cm" svg:x2="17.256cm" svg:y2="9.89cm">
          <text:p/>
        </draw:line>
        <draw:line draw:style-name="gr5" draw:text-style-name="P1" draw:layer="layout" svg:x1="16.367cm" svg:y1="10.144cm" svg:x2="16.875cm" svg:y2="10.144cm">
          <text:p/>
        </draw:line>
        <draw:line draw:style-name="gr5" draw:text-style-name="P1" draw:layer="layout" svg:x1="15.859cm" svg:y1="9.509cm" svg:x2="16.621cm" svg:y2="10.398cm">
          <text:p/>
        </draw:line>
        <draw:line draw:style-name="gr5" draw:text-style-name="P1" draw:layer="layout" svg:x1="17.51cm" svg:y1="9.509cm" svg:x2="16.621cm" svg:y2="10.39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ihui Xiong</meta:initial-creator>
    <meta:creation-date>2012-09-04T11:26:54</meta:creation-date>
    <dc:date>2012-09-04T13:47:52</dc:date>
    <dc:creator>Yihui Xiong</dc:creator>
    <meta:editing-duration>PT1H50M38S</meta:editing-duration>
    <meta:editing-cycles>1</meta:editing-cycles>
    <meta:document-statistic meta:object-count="16"/>
    <meta:generator>LibreOffice/3.5$Linux_X86_64 LibreOffice_project/350m1$Build-2</meta:generator>
  </office:meta>
</office:document-meta>
</file>